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2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51792" calcext:value-type="float">
            <text:p>126.3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644" calcext:value-type="float">
            <text:p>127.7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84" calcext:value-type="float">
            <text:p>128.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3" calcext:value-type="float">
            <text:p>134.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0032" calcext:value-type="float">
            <text:p>132.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4472" calcext:value-type="float">
            <text:p>128.7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6504" calcext:value-type="float">
            <text:p>127.4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08" calcext:value-type="float">
            <text:p>124.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8512" calcext:value-type="float">
            <text:p>126.7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424" calcext:value-type="float">
            <text:p>121.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0232" calcext:value-type="float">
            <text:p>121.4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1136" calcext:value-type="float">
            <text:p>120.3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0192" calcext:value-type="float">
            <text:p>121.1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692" calcext:value-type="float">
            <text:p>120.1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3696" calcext:value-type="float">
            <text:p>117.9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6056" calcext:value-type="float">
            <text:p>117.7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3144" calcext:value-type="float">
            <text:p>115.8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9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9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9336" calcext:value-type="float">
            <text:p>113.5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9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3576" calcext:value-type="float">
            <text:p>113.1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2276" calcext:value-type="float">
            <text:p>113.5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896" calcext:value-type="float">
            <text:p>113.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9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4928" calcext:value-type="float">
            <text:p>114.1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8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3048" calcext:value-type="float">
            <text:p>114.3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428" calcext:value-type="float">
            <text:p>114.2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8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7728" calcext:value-type="float">
            <text:p>113.6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24403</text:p>
          </table:table-cell>
          <table:table-cell office:value-type="string" calcext:value-type="string">
            <text:p>TWDB:0724403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3136" calcext:value-type="float">
            <text:p>113.4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